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228cm" style:auto-text-indent="false"/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1.228cm" style:auto-text-indent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1.228cm" style:auto-text-indent="false"/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 style:master-page-name="">
      <style:paragraph-properties fo:margin-left="0cm" fo:margin-right="0cm" fo:text-align="start" style:justify-single-word="false" fo:text-indent="1.228cm" style:auto-text-indent="false" style:page-number="auto"/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издок <text:span text:style-name="T1">Dark Fog Demo</text:span></text:p>
      <text:p text:style-name="P5"><text:span text:style-name="T1">Dark Fog </text:span>будет представлять из себя шутер с элементами РПГ без такого понятия как уровень персонажа и других НПС.</text:p>
      <text:p text:style-name="P2"><text:span text:style-name="T5">Завязка сюжета:</text:span> Остров святого источника — это священная земля для людей империи <text:s text:c="2"/>Зулус, именно там маги благодаря источнику мистического света получают эликсиры лечения, которые исцеляют любые раны в мгновение ока. Благодаря этому некогда маленькое королевство стало могучей империей, которая захватила большую часть мира. Из всего многообразия государств на карте остались только 3: империя Зулус на юге, Священный Лес на севере, теократия Сурим на западе. На востоке же находятся неизведанные земли, крайне опасные из-за исполинских монстров и аномальной погоды.</text:p>
      <text:p text:style-name="P2">Недалеко от острова святого источника проплывало судно работорговцев, вы один из того многообразия живого товара. Вдруг на острове раздается громкий взрыв, который сотрясает все вокруг, порождая огромные волны в океане и ломая судно. В тот же миг с острова быстро приближается темный туман, который охватывает все вокруг. Оглушенный и потерянный Вы падаете в океан. Через некоторое время вы приходите в себя уже на берегу острова...</text:p>
      <text:p text:style-name="P2"/>
      <text:p text:style-name="P4">Геймплей:<text:span text:style-name="T6"> Игрок исследует локацию, собирает предметы, сражается с монстрами, собирает с них очки света для прокачки статов, лечится флягой, сохраняется у источников мистического света, где восполняет флягу и расходные статы и прокачивается очками света.</text:span></text:p>
      <text:p text:style-name="P2"><text:s/></text:p>
      <text:p text:style-name="P2"><text:span text:style-name="T5">Персонаж</text:span>:</text:p>
      <text:p text:style-name="P2">0)<text:span text:style-name="T4">Начальные статы</text:span>:</text:p>
      <text:p text:style-name="P2"><text:span text:style-name="T2">Здоровье</text:span> — 10 — отвечает за хитпоинты персонажа;(максимум 50, прокачка на 5)</text:p>
      <text:p text:style-name="P2"><text:span text:style-name="T2">Сила</text:span> — 1; - отвечает за базовый урон персонажа и требуется для оружия и навыков(максимум 35, прокачка на 3*)</text:p>
      <text:p text:style-name="P2"><text:span text:style-name="T2">Ловкость</text:span> — 0 — отвечает за скорость атаки и требуется для оружия и навыков;(максимум 50, прокачка на 5)</text:p>
      <text:p text:style-name="P2"><text:span text:style-name="T2">Выносливость</text:span> — 10 - отвечает за шкалу выносливости; максимум 100, прокачка на 5)</text:p>
      <text:p text:style-name="P2"><text:span text:style-name="T2">Интеллект</text:span> — 0 - отвечает за шкалу маны и требуется для заклинаний;(максимум 250, прокачка на 10)</text:p>
      <text:p text:style-name="P2"><text:span text:style-name="T2">Свет</text:span> — 1 — отвечает за дальность света;(максимум 10, прокачка на 1)</text:p>
      <text:p text:style-name="P2"/>
      <text:p text:style-name="P2"><text:span text:style-name="T2">Прокачка статов</text:span>: начальное кол-во очков света для прокачки одного стата = 100, увеличивается на 100 за каждый стат(изм.)</text:p>
      <text:p text:style-name="P2"/>
      <text:p text:style-name="P2">1)<text:span text:style-name="T4">Оружие</text:span>: меч(базовый урон = 5, прокачка на 1, максимум 15), лук(базовый урон от стрел = 5, прокачка на 1, максимум 20).</text:p>
      <text:p text:style-name="P2">2)<text:span text:style-name="T4">Расходники</text:span>: <text:span text:style-name="T2">стрелы</text:span>(максимум стрел в начале 20, прокачка на 5, максимум 100), <text:span text:style-name="T2">фляга с живой водой</text:span>(глотков 5, прокачка на 1, максимум 15, восстанавливает здоровья 25% в начале, прокачка на 5%, максимум 50%), бомбы(урон 10, радиус 2 метра, проламывает непрочные стены), маленький камень маны(восстанавливает ману <text:s/>+5 единиц).</text:p>
      <text:p text:style-name="P2">3)Бонусные предметы: душа берсерка(дает бонус к урону +50, враги разлетаются кусками), кольцо невидимости(дает инвиз для врагов на 30 секунд), свиток парения(позволяет персонажу медленно падать не получая урона, действие 15 секунд), огненная эсенция(все атаки теперь с огнем, дополнительный урон +10).</text:p>
      <text:p text:style-name="P2">4)<text:span text:style-name="T4">Ключи</text:span>: позже*</text:p>
      <text:p text:style-name="P2"/>
      <text:p text:style-name="P2"><text:span text:style-name="T5">Враги:</text:span> </text:p>
      <text:p text:style-name="P2">1)<text:span text:style-name="T3">Комок плоти</text:span>:</text:p>
      <text:p text:style-name="P2">Статы:</text:p>
      <text:p text:style-name="P2">Здоровье — 5: </text:p>
      <text:p text:style-name="P2"><text:soft-page-break/>Сила — 5;</text:p>
      <text:p text:style-name="P2">Ловкость — 0;</text:p>
      <text:p text:style-name="P2">Выносливость — нет;</text:p>
      <text:p text:style-name="P2">Интеллект — 0;</text:p>
      <text:p text:style-name="P2">Поведение: катится на игрока, при приближении на 1 метр начинает трястись и разрастаться, через 3 секунды взрывается.</text:p>
      <text:p text:style-name="P2">2)<text:span text:style-name="T3">Гнилая крыса</text:span>:</text:p>
      <text:p text:style-name="P2">Статы:</text:p>
      <text:p text:style-name="P2">Здоровье — 6;</text:p>
      <text:p text:style-name="P2">Сила — 2;</text:p>
      <text:p text:style-name="P2">Ловкость — 3;</text:p>
      <text:p text:style-name="P2">Выносливость — 5;</text:p>
      <text:p text:style-name="P2">Интеллект — 0;</text:p>
      <text:p text:style-name="P2">Поведение: бежит на игрока и атакует пока не кончится выносливость, после убегает пока она не восстановится, также начинает убегать при уменьшении показателя здоровья на 50%.</text:p>
      <text:p text:style-name="P2">3)<text:span text:style-name="T3">Крестьянин-нежить</text:span>:</text:p>
      <text:p text:style-name="P2">Статы: </text:p>
      <text:p text:style-name="P2">Здоровье — 15;</text:p>
      <text:p text:style-name="P2">Сила — 3;</text:p>
      <text:p text:style-name="P2">Ловкость — 2;</text:p>
      <text:p text:style-name="P2">Выносливость — нет;</text:p>
      <text:p text:style-name="P2">Интеллект — 0;</text:p>
      <text:p text:style-name="P2">Поведение: при обнаружении игрока подходит к нему, если он далеко, кидает в него оторванные от себя куски плоти пока он не умрет(урон от каждого броска 1 единица здоровья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4T21:47:37.18</meta:creation-date>
    <dc:date>2020-07-15T12:12:31.67</dc:date>
    <meta:editing-duration>PT1H38M23S</meta:editing-duration>
    <meta:editing-cycles>12</meta:editing-cycles>
    <meta:generator>OpenOffice/4.1.6$Win32 OpenOffice.org_project/416m1$Build-9790</meta:generator>
    <meta:document-statistic meta:table-count="0" meta:image-count="0" meta:object-count="0" meta:page-count="2" meta:paragraph-count="44" meta:word-count="542" meta:character-count="3564"/>
  </office:meta>
</office:document-meta>
</file>